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imson" svg:font-family="Crimson"/>
    <style:font-face style:name="Lohit Hindi1" svg:font-family="'Lohit Hindi'"/>
    <style:font-face style:name="Minion Pro" svg:font-family="'Minion Pro'" style:font-pitch="variable"/>
    <style:font-face style:name="Minion Pro2" svg:font-family="'Minion Pro'" style:font-adornments="Bold" style:font-pitch="variable"/>
    <style:font-face style:name="Minion Pro1" svg:font-family="'Minion Pr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erial College London</text:p>
      <text:p text:style-name="Standard">Department of Computing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Verifying a balanced-tree index<text:line-break/>implementation in VeriFast</text:h>
      <text:p text:style-name="Text_20_body"/>
      <text:p text:style-name="Text_20_body"/>
      <text:p text:style-name="Standard">James Fish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ubmitted in partial fulﬁlment of the requirements for the MSc Degree</text:p>
      <text:p text:style-name="Standard">in Computing Science of Imperial College London</text:p>
      <text:p text:style-name="Standard"/>
      <text:p text:style-name="Standard">September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rimson" svg:font-family="Crimson"/>
    <style:font-face style:name="Lohit Hindi1" svg:font-family="'Lohit Hindi'"/>
    <style:font-face style:name="Minion Pro" svg:font-family="'Minion Pro'" style:font-pitch="variable"/>
    <style:font-face style:name="Minion Pro2" svg:font-family="'Minion Pro'" style:font-adornments="Bold" style:font-pitch="variable"/>
    <style:font-face style:name="Minion Pro1" svg:font-family="'Minion Pr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/>
      <style:text-properties style:font-name="Minion Pro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Minion Pro2"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3.5cm" fo:margin-top="3.5cm" fo:margin-bottom="3.5cm" fo:margin-left="3.5cm" fo:margin-right="3.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2-09-05T20:26:59</meta:creation-date>
    <meta:generator>LibreOffice/3.5$Linux_X86_64 LibreOffice_project/350m1$Build-2</meta:generator>
    <dc:date>2012-09-05T20:52:42</dc:date>
    <dc:creator>James </dc:creator>
    <meta:editing-duration>P0D</meta:editing-duration>
    <meta:editing-cycles>1</meta:editing-cycles>
    <meta:document-statistic meta:table-count="0" meta:image-count="0" meta:object-count="0" meta:page-count="1" meta:paragraph-count="7" meta:word-count="35" meta:character-count="250" meta:non-whitespace-character-count="218"/>
  </office:meta>
</office:document-meta>
</file>